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inedException.ChainedException( String theMessage , Throwable the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ainedException.ChainedException( String the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edException.printStackTrace( PrintWriter thePw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hainedException.ChainedException( Throwable the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ainedException.printStackTr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inedException.printStackTrace( PrintStream theP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